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4pt" fo:font-weight="normal" style:font-size-asian="14pt" style:font-weight-asian="normal" style:font-size-complex="14pt" style:font-weight-complex="normal"/>
    </style:style>
    <style:style style:name="P3" style:family="paragraph" style:parent-style-name="Standard">
      <style:text-properties style:font-name="Arial"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adcasting from PC</text:p>
      <text:p text:style-name="P1"/>
      <text:p text:style-name="P2">Here's how to broadcast live on your PC using the Hapity App.</text:p>
      <text:p text:style-name="P2"/>
      <text:p text:style-name="P2">Firstly, login to your Hapity account.</text:p>
      <text:p text:style-name="P2"/>
      <text:p text:style-name="P2">Once logged in, you will see the Start Your Broadcast Here button. Click on this, and enter a title for your broadcast. Make sure you have selected the Embed Into Website option so your broadcast is transmitted to your connected website. You can also upload your own image to use as a background for your video. After uploading, click Start.</text:p>
      <text:p text:style-name="P2"/>
      <text:p text:style-name="P2">To activate your broadcast, you need to have Adobe Flash installed on your PC and allow the Flash Player permission to run. Once you allow the Flash Player, you are broadcasting live.</text:p>
      <text:p text:style-name="P2"/>
      <text:p text:style-name="P2">When you stop broadcasting, the video is added to your list of broadcasts and can be shared on social media. If you go to your connected website, you will see that your broadcast has been automatically added.</text:p>
      <text:p text:style-name="P2"/>
      <text:p text:style-name="P2">You can also upload your own content to your Hapity account. Simply click the Create Content button on your Profile Page, add a title and description, select either the Upload Video or Upload Image options, select your content item and click Upload.</text:p>
      <text:p text:style-name="P2"/>
      <text:p text:style-name="P2">To Delete any content item or broadcast, simply click on the Delete icon within the item's listing.</text:p>
      <text:p text:style-name="P2"/>
      <text:p text:style-name="P2">To embed your content on other websites and social media, simply click the Share icon on the item's listing and select the Code icon. A box containing the relevant code will appear for you to copy and pa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Morgan Jones</meta:initial-creator>
    <meta:creation-date>2018-05-07T09:21:03</meta:creation-date>
    <dc:date>2019-01-18T12:52:26</dc:date>
    <dc:creator>Claire Morgan Jones</dc:creator>
    <meta:editing-duration>PT48M16S</meta:editing-duration>
    <meta:editing-cycles>8</meta:editing-cycles>
    <meta:generator>OpenOffice/4.1.2$Unix OpenOffice.org_project/412m3$Build-9782</meta:generator>
    <meta:document-statistic meta:table-count="0" meta:image-count="0" meta:object-count="0" meta:page-count="1" meta:paragraph-count="9" meta:word-count="247" meta:character-count="1406"/>
  </office:meta>
</office:document-meta>
</file>